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ffcd7" officeooo:paragraph-rsid="000ffcd7"/>
    </style:style>
    <style:style style:name="P2" style:family="paragraph" style:parent-style-name="Standard">
      <style:text-properties officeooo:rsid="00101c18" officeooo:paragraph-rsid="00101c18"/>
    </style:style>
    <style:style style:name="P3" style:family="paragraph" style:parent-style-name="Standard">
      <style:text-properties officeooo:rsid="001209e4" officeooo:paragraph-rsid="001209e4"/>
    </style:style>
    <style:style style:name="P4" style:family="paragraph" style:parent-style-name="Standard">
      <style:text-properties officeooo:rsid="0012291e" officeooo:paragraph-rsid="0012291e"/>
    </style:style>
    <style:style style:name="P5" style:family="paragraph" style:parent-style-name="Standard">
      <style:text-properties officeooo:rsid="0012291e" officeooo:paragraph-rsid="0012291e"/>
    </style:style>
    <style:style style:name="P6" style:family="paragraph" style:parent-style-name="Standard">
      <style:text-properties officeooo:rsid="0013f620" officeooo:paragraph-rsid="0013f620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20509"/>
    </style:style>
    <style:style style:name="T3" style:family="text">
      <style:text-properties officeooo:rsid="00124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配置git</text:p>
      <text:p text:style-name="P1"><text:tab/>git init</text:p>
      <text:p text:style-name="P1"><text:tab/>本地：git config --local </text:p>
      <text:p text:style-name="P1"><text:tab/>全局：git config --global</text:p>
      <text:p text:style-name="P1"><text:tab/>git config --local --get user.name</text:p>
      <text:p text:style-name="P1">分支</text:p>
      <text:p text:style-name="P1"><text:tab/>git branch -a(全部分支) -r(远程分支) </text:p>
      <text:p text:style-name="P1"><text:tab/>git branch XXX 建立新分支(<text:span text:style-name="T1">似乎经常报错</text:span>)</text:p>
      <text:p text:style-name="P1"><text:tab/>git checkout -b XXX 新建(-b)并且转移到XXX分支</text:p>
      <text:p text:style-name="P1"><text:span text:style-name="T2"><text:tab/></text:span>git<text:span text:style-name="T2"> branch -m XXX <text:s/>newXXX 将XXX名字改名为newXXX</text:span></text:p>
      <text:p text:style-name="P3"><text:tab/>git branch -d XXX 删除XXX分支</text:p>
      <text:p text:style-name="P2">推</text:p>
      <text:p text:style-name="P2"><text:tab/>git push origin XXX 将XXX分支push到远程 </text:p>
      <text:p text:style-name="P4">拉</text:p>
      <text:p text:style-name="P4"><text:tab/>git pull </text:p>
      <text:p text:style-name="P4">取回远程的更新</text:p>
      <text:p text:style-name="P4"><text:tab/>git fetch &lt;远程主机名&gt;<text:span text:style-name="T3"> &lt;分支名&gt;</text:span> 取回远程分支的所有更新</text:p>
      <text:p text:style-name="P4">合并分支</text:p>
      <text:p text:style-name="P6"><text:tab/>git merge origin/master 将本地分支与远程主分支合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22:14:14.178059358</meta:creation-date>
    <dc:date>2015-01-17T22:34:55.526545270</dc:date>
    <meta:editing-duration>PT4M2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1" meta:paragraph-count="19" meta:word-count="163" meta:character-count="393" meta:non-whitespace-character-count="335"/>
  </office:meta>
</office:document-meta>
</file>